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60pt" svg:height="180pt" svg:x="459.47pt" svg:y="10.46pt">
            <loext:p draw:notify-on-update-of-ranges="Sheet1.B1:Sheet1.B1 Sheet1.B2:Sheet1.B2 Sheet1.C1:Sheet1.C1 Sheet1.C2:Sheet1.C2 Sheet1.D1:Sheet1.D1 Sheet1.D2:Sheet1.D2 Sheet1.E1:Sheet1.E1 Sheet1.E2:Sheet1.E2 Sheet1.F1:Sheet1.F1 Sheet1.F2:Sheet1.F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0pt" svg:height="180pt" svg:x="447.31pt" svg:y="99.3pt">
            <loext:p draw:notify-on-update-of-ranges="Sheet1.B1:Sheet1.B1 Sheet1.B3:Sheet1.B3 Sheet1.C1:Sheet1.C1 Sheet1.C3:Sheet1.C3 Sheet1.D1:Sheet1.D1 Sheet1.D3:Sheet1.D3 Sheet1.E1:Sheet1.E1 Sheet1.E3:Sheet1.E3 Sheet1.F1:Sheet1.F1 Sheet1.F3:Sheet1.F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60pt" svg:height="180pt" svg:x="384.01pt" svg:y="115.2pt">
            <loext:p draw:notify-on-update-of-ranges="Sheet1.B1:Sheet1.B1 Sheet1.B4:Sheet1.B4 Sheet1.C1:Sheet1.C1 Sheet1.C4:Sheet1.C4 Sheet1.D1:Sheet1.D1 Sheet1.D4:Sheet1.D4 Sheet1.E1:Sheet1.E1 Sheet1.E4:Sheet1.E4 Sheet1.F1:Sheet1.F1 Sheet1.F4:Sheet1.F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60pt" svg:height="180pt" svg:x="351.16pt" svg:y="284.03pt">
            <loext:p draw:notify-on-update-of-ranges="Sheet1.B18:Sheet1.B22 Sheet1.C18:Sheet1.C22 Sheet1.D18:Sheet1.D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60pt" svg:height="118.32pt" svg:x="256pt" svg:y="192.02pt">
            <loext:p draw:notify-on-update-of-ranges="Sheet1.B1:Sheet1.B1 Sheet1.B13:Sheet1.B13 Sheet1.C1:Sheet1.C1 Sheet1.C13:Sheet1.C13 Sheet1.D1:Sheet1.D1 Sheet1.D13:Sheet1.D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 (not at all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(very useful)</text:p>
          </table:table-cell>
        </table:table-row>
        <table:table-row table:style-name="ro1">
          <table:table-cell office:value-type="string" calcext:value-type="string">
            <text:p>homework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acing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bs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homework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lecture quizzes</text:p>
          </table:table-cell>
          <table:table-cell office:value-type="string" calcext:value-type="string">
            <text:p>lecture content</text:p>
          </table:table-cell>
          <table:table-cell office:value-type="string" calcext:value-type="string">
            <text:p>office hours</text:p>
          </table:table-cell>
        </table:table-row>
        <table:table-row table:style-name="ro1">
          <table:table-cell office:value-type="string" calcext:value-type="string">
            <text:p>highval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wval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 code</text:p>
          </table:table-cell>
          <table:table-cell office:value-type="string" calcext:value-type="string">
            <text:p>live coding (hw)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live coding demos</text:p>
          </table:table-cell>
          <table:table-cell office:value-type="string" calcext:value-type="string">
            <text:p>access to prof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r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ar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deadline0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highval</text:p>
          </table:table-cell>
          <table:table-cell office:value-type="string" calcext:value-type="string">
            <text:p>low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work</text:p>
          </table:table-cell>
          <table:table-cell office:value-type="float" office:value="145" calcext:value-type="float">
            <text:p>145</text:p>
          </table:table-cell>
          <table:table-cell table:formula="of:=-[.B18]" office:value-type="float" office:value="-145" calcext:value-type="float">
            <text:p>-14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s</text:p>
          </table:table-cell>
          <table:table-cell office:value-type="float" office:value="65" calcext:value-type="float">
            <text:p>65</text:p>
          </table:table-cell>
          <table:table-cell table:formula="of:=-[.B19]" office:value-type="float" office:value="-65" calcext:value-type="float">
            <text:p>-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re quizzes</text:p>
          </table:table-cell>
          <table:table-cell office:value-type="float" office:value="61" calcext:value-type="float">
            <text:p>61</text:p>
          </table:table-cell>
          <table:table-cell table:formula="of:=-[.B20]" office:value-type="float" office:value="-61" calcext:value-type="float">
            <text:p>-6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re content</text:p>
          </table:table-cell>
          <table:table-cell office:value-type="float" office:value="48" calcext:value-type="float">
            <text:p>48</text:p>
          </table:table-cell>
          <table:table-cell table:formula="of:=-[.B21]" office:value-type="float" office:value="-48" calcext:value-type="float">
            <text:p>-4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hours</text:p>
          </table:table-cell>
          <table:table-cell office:value-type="float" office:value="6" calcext:value-type="float">
            <text:p>6</text:p>
          </table:table-cell>
          <table:table-cell table:formula="of:=-[.B22]" office:value-type="float" office:value="-6" calcext:value-type="float">
            <text:p>-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1:52:13.520558878</meta:creation-date>
    <dc:date>2016-10-07T13:40:20.961265491</dc:date>
    <meta:editing-duration>PT1H48M7S</meta:editing-duration>
    <meta:editing-cycles>2</meta:editing-cycles>
    <meta:generator>LibreOffice/5.1.5.2$Linux_X86_64 LibreOffice_project/10m0$Build-2</meta:generator>
    <meta:document-statistic meta:table-count="1" meta:cell-count="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6efe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d8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6.351cm" xlink:href=".." xlink:type="simple" chart:class="chart:bar" chart:style-name="ch1">
        <chart:plot-area chart:style-name="ch2" table:cell-range-address="Sheet1.B1:Sheet1.F2" chart:data-source-has-labels="row" svg:x="0.254cm" svg:y="0.127cm" svg:width="12.193cm" svg:height="6.097cm">
          <chartooo:coordinate-region svg:x="0.351cm" svg:y="0.127cm" svg:width="11.804cm" svg:height="5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" chart:label-cell-address="Sheet1.B1:Sheet1.B1" chart:class="chart:bar">
            <chart:data-point/>
          </chart:series>
          <chart:series chart:style-name="ch6" chart:values-cell-range-address="Sheet1.C2:Sheet1.C2" chart:label-cell-address="Sheet1.C1:Sheet1.C1" chart:class="chart:bar">
            <chart:data-point/>
          </chart:series>
          <chart:series chart:style-name="ch6" chart:values-cell-range-address="Sheet1.D2:Sheet1.D2" chart:label-cell-address="Sheet1.D1:Sheet1.D1" chart:class="chart:bar">
            <chart:data-point/>
          </chart:series>
          <chart:series chart:style-name="ch7" chart:values-cell-range-address="Sheet1.E2:Sheet1.E2" chart:label-cell-address="Sheet1.E1:Sheet1.E1" chart:class="chart:bar">
            <chart:data-point/>
          </chart:series>
          <chart:series chart:style-name="ch8" chart:values-cell-range-address="Sheet1.F2:Sheet1.F2" chart:label-cell-address="Sheet1.F1:Sheet1.F1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  <table:table-cell office:value-type="string">
                <text:p>4</text:p>
                <draw:g>
                  <svg:desc>Sheet1.E1:Sheet1.E1</svg:desc>
                </draw:g>
              </table:table-cell>
              <table:table-cell office:value-type="string">
                <text:p>5 (very useful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B2:Sheet1.B2</svg:desc>
                </draw:g>
              </table:table-cell>
              <table:table-cell office:value-type="float" office:value="15">
                <text:p>15</text:p>
                <draw:g>
                  <svg:desc>Sheet1.C2:Sheet1.C2</svg:desc>
                </draw:g>
              </table:table-cell>
              <table:table-cell office:value-type="float" office:value="70">
                <text:p>70</text:p>
                <draw:g>
                  <svg:desc>Sheet1.D2:Sheet1.D2</svg:desc>
                </draw:g>
              </table:table-cell>
              <table:table-cell office:value-type="float" office:value="146">
                <text:p>146</text:p>
                <draw:g>
                  <svg:desc>Sheet1.E2:Sheet1.E2</svg:desc>
                </draw:g>
              </table:table-cell>
              <table:table-cell office:value-type="float" office:value="92">
                <text:p>92</text:p>
                <draw:g>
                  <svg:desc>Sheet1.F2:Sheet1.F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6efe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d8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6.351cm" xlink:href=".." xlink:type="simple" chart:class="chart:bar" chart:style-name="ch1">
        <chart:plot-area chart:style-name="ch2" table:cell-range-address="Sheet1.B1:Sheet1.F1 Sheet1.B3:Sheet1.F3" chart:data-source-has-labels="row" svg:x="0.254cm" svg:y="0.127cm" svg:width="12.193cm" svg:height="6.097cm">
          <chartooo:coordinate-region svg:x="0.351cm" svg:y="0.127cm" svg:width="11.804cm" svg:height="5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" chart:label-cell-address="Sheet1.B1:Sheet1.B1" chart:class="chart:bar">
            <chart:data-point/>
          </chart:series>
          <chart:series chart:style-name="ch6" chart:values-cell-range-address="Sheet1.C3:Sheet1.C3" chart:label-cell-address="Sheet1.C1:Sheet1.C1" chart:class="chart:bar">
            <chart:data-point/>
          </chart:series>
          <chart:series chart:style-name="ch7" chart:values-cell-range-address="Sheet1.D3:Sheet1.D3" chart:label-cell-address="Sheet1.D1:Sheet1.D1" chart:class="chart:bar">
            <chart:data-point/>
          </chart:series>
          <chart:series chart:style-name="ch6" chart:values-cell-range-address="Sheet1.E3:Sheet1.E3" chart:label-cell-address="Sheet1.E1:Sheet1.E1" chart:class="chart:bar">
            <chart:data-point/>
          </chart:series>
          <chart:series chart:style-name="ch8" chart:values-cell-range-address="Sheet1.F3:Sheet1.F3" chart:label-cell-address="Sheet1.F1:Sheet1.F1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  <table:table-cell office:value-type="string">
                <text:p>4</text:p>
                <draw:g>
                  <svg:desc>Sheet1.E1:Sheet1.E1</svg:desc>
                </draw:g>
              </table:table-cell>
              <table:table-cell office:value-type="string">
                <text:p>5 (very useful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">
                <text:p>24</text:p>
                <draw:g>
                  <svg:desc>Sheet1.B3:Sheet1.B3</svg:desc>
                </draw:g>
              </table:table-cell>
              <table:table-cell office:value-type="float" office:value="138">
                <text:p>138</text:p>
                <draw:g>
                  <svg:desc>Sheet1.C3:Sheet1.C3</svg:desc>
                </draw:g>
              </table:table-cell>
              <table:table-cell office:value-type="float" office:value="139">
                <text:p>139</text:p>
                <draw:g>
                  <svg:desc>Sheet1.D3:Sheet1.D3</svg:desc>
                </draw:g>
              </table:table-cell>
              <table:table-cell office:value-type="float" office:value="20">
                <text:p>20</text:p>
                <draw:g>
                  <svg:desc>Sheet1.E3:Sheet1.E3</svg:desc>
                </draw:g>
              </table:table-cell>
              <table:table-cell office:value-type="float" office:value="4">
                <text:p>4</text:p>
                <draw:g>
                  <svg:desc>Sheet1.F3:Sheet1.F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6efe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d8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6.351cm" xlink:href=".." xlink:type="simple" chart:class="chart:bar" chart:style-name="ch1">
        <chart:plot-area chart:style-name="ch2" table:cell-range-address="Sheet1.B1:Sheet1.F1 Sheet1.B4:Sheet1.F4" chart:data-source-has-labels="row" svg:x="0.254cm" svg:y="0.127cm" svg:width="12.193cm" svg:height="6.097cm">
          <chartooo:coordinate-region svg:x="0.351cm" svg:y="0.127cm" svg:width="11.804cm" svg:height="5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4" chart:label-cell-address="Sheet1.B1:Sheet1.B1" chart:class="chart:bar">
            <chart:data-point/>
          </chart:series>
          <chart:series chart:style-name="ch6" chart:values-cell-range-address="Sheet1.C4:Sheet1.C4" chart:label-cell-address="Sheet1.C1:Sheet1.C1" chart:class="chart:bar">
            <chart:data-point/>
          </chart:series>
          <chart:series chart:style-name="ch6" chart:values-cell-range-address="Sheet1.D4:Sheet1.D4" chart:label-cell-address="Sheet1.D1:Sheet1.D1" chart:class="chart:bar">
            <chart:data-point/>
          </chart:series>
          <chart:series chart:style-name="ch7" chart:values-cell-range-address="Sheet1.E4:Sheet1.E4" chart:label-cell-address="Sheet1.E1:Sheet1.E1" chart:class="chart:bar">
            <chart:data-point/>
          </chart:series>
          <chart:series chart:style-name="ch8" chart:values-cell-range-address="Sheet1.F4:Sheet1.F4" chart:label-cell-address="Sheet1.F1:Sheet1.F1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  <table:table-cell office:value-type="string">
                <text:p>4</text:p>
                <draw:g>
                  <svg:desc>Sheet1.E1:Sheet1.E1</svg:desc>
                </draw:g>
              </table:table-cell>
              <table:table-cell office:value-type="string">
                <text:p>5 (very useful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">
                <text:p>18</text:p>
                <draw:g>
                  <svg:desc>Sheet1.B4:Sheet1.B4</svg:desc>
                </draw:g>
              </table:table-cell>
              <table:table-cell office:value-type="float" office:value="49">
                <text:p>49</text:p>
                <draw:g>
                  <svg:desc>Sheet1.C4:Sheet1.C4</svg:desc>
                </draw:g>
              </table:table-cell>
              <table:table-cell office:value-type="float" office:value="96">
                <text:p>96</text:p>
                <draw:g>
                  <svg:desc>Sheet1.D4:Sheet1.D4</svg:desc>
                </draw:g>
              </table:table-cell>
              <table:table-cell office:value-type="float" office:value="109">
                <text:p>109</text:p>
                <draw:g>
                  <svg:desc>Sheet1.E4:Sheet1.E4</svg:desc>
                </draw:g>
              </table:table-cell>
              <table:table-cell office:value-type="float" office:value="53">
                <text:p>53</text:p>
                <draw:g>
                  <svg:desc>Sheet1.F4:Sheet1.F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003f90"/>
      <style:text-properties fo:font-family="'Avenir Next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d8ff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color="#ffffff" fo:font-family="'Avenir Next'" style:font-style-name="Regular" fo:font-size="10pt" style:font-size-asian="10pt" style:font-size-complex="10pt"/>
    </style:style>
    <style:style style:name="ch7" style:family="chart">
      <style:chart-properties chart:solid-type="cuboid"/>
      <style:graphic-properties draw:fill-color="#003f90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01cm" svg:height="6.351cm" xlink:href=".." xlink:type="simple" chart:class="chart:bar" chart:style-name="ch1">
        <chart:plot-area chart:style-name="ch2" table:cell-range-address="Sheet1.B18:Sheet1.D22" chart:data-source-has-labels="column" svg:x="0.254cm" svg:y="0.127cm" svg:width="12.193cm" svg:height="6.097cm">
          <chartooo:coordinate-region svg:x="0.254cm" svg:y="0.127cm" svg:width="12.193cm" svg:height="6.097cm"/>
          <chart:axis chart:dimension="x" chart:name="primary-x" chart:style-name="ch3" chartooo:axis-type="text">
            <chart:categories table:cell-range-address="Sheet1.B18:Sheet1.B22"/>
          </chart:axis>
          <chart:axis chart:dimension="y" chart:name="primary-y" chart:style-name="ch4"/>
          <chart:series chart:style-name="ch5" chart:values-cell-range-address="Sheet1.C18:Sheet1.C22" chart:class="chart:bar">
            <chart:data-point chart:repeated="5"/>
          </chart:series>
          <chart:series chart:style-name="ch6" chart:values-cell-range-address="Sheet1.D18:Sheet1.D22" chart:class="chart:bar">
            <chart:data-point chart:style-name="ch7"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45">
                <text:p>145</text:p>
                <draw:g>
                  <svg:desc>Sheet1.B18:Sheet1.B22</svg:desc>
                </draw:g>
              </table:table-cell>
              <table:table-cell office:value-type="float" office:value="-145">
                <text:p>-145</text:p>
                <draw:g>
                  <svg:desc>Sheet1.C18:Sheet1.C22</svg:desc>
                </draw:g>
              </table:table-cell>
              <table:table-cell office:value-type="float" office:value="36">
                <text:p>36</text:p>
                <draw:g>
                  <svg:desc>Sheet1.D18:Sheet1.D22</svg:desc>
                </draw:g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65">
                <text:p>-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61">
                <text:p>-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48">
                <text:p>-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ink-data-style-to-source="true" chart:axis-position="0"/>
      <style:graphic-properties svg:stroke-color="#003f9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d8ff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a6efe3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4.175cm" xlink:href=".." xlink:type="simple" chart:class="chart:bar" chart:style-name="ch1">
        <chart:plot-area chart:style-name="ch2" table:cell-range-address="Sheet1.B1:Sheet1.D1 Sheet1.B13:Sheet1.D13" chart:data-source-has-labels="row" svg:x="0.254cm" svg:y="0.083cm" svg:width="12.193cm" svg:height="4.009cm">
          <chartooo:coordinate-region svg:x="0.254cm" svg:y="0.083cm" svg:width="12.193cm" svg:height="4.009cm"/>
          <chart:axis chart:dimension="x" chart:name="primary-x" chart:style-name="ch3"/>
          <chart:axis chart:dimension="y" chart:name="primary-y" chart:style-name="ch4"/>
          <chart:series chart:style-name="ch5" chart:values-cell-range-address="Sheet1.B13:Sheet1.B13" chart:label-cell-address="Sheet1.B1:Sheet1.B1" chart:class="chart:bar">
            <chart:data-point/>
          </chart:series>
          <chart:series chart:style-name="ch5" chart:values-cell-range-address="Sheet1.C13:Sheet1.C13" chart:label-cell-address="Sheet1.C1:Sheet1.C1" chart:class="chart:bar">
            <chart:data-point chart:style-name="ch6"/>
          </chart:series>
          <chart:series chart:style-name="ch5" chart:values-cell-range-address="Sheet1.D13:Sheet1.D13" chart:label-cell-address="Sheet1.D1:Sheet1.D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not at all)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9">
                <text:p>159</text:p>
                <draw:g>
                  <svg:desc>Sheet1.B13:Sheet1.B13</svg:desc>
                </draw:g>
              </table:table-cell>
              <table:table-cell office:value-type="float" office:value="163">
                <text:p>163</text:p>
                <draw:g>
                  <svg:desc>Sheet1.C13:Sheet1.C13</svg:desc>
                </draw:g>
              </table:table-cell>
              <table:table-cell office:value-type="float" office:value="3">
                <text:p>3</text:p>
                <draw:g>
                  <svg:desc>Sheet1.D13:Sheet1.D1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